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oglio1" table:style-name="ta1" table:print="false">
        <table:table-column table:style-name="co1" table:number-columns-repeated="5" table:default-cell-style-name="ce2"/>
        <table:table-row table:style-name="ro1">
          <table:table-cell table:style-name="ce1" office:value-type="string">
            <text:p>Source</text:p>
          </table:table-cell>
          <table:table-cell table:style-name="ce1" office:value-type="string">
            <text:p>Target</text:p>
          </table:table-cell>
          <table:table-cell table:style-name="ce1" office:value-type="string">
            <text:p>Co-freq</text:p>
          </table:table-cell>
          <table:table-cell table:style-name="ce1" office:value-type="string">
            <text:p>L1 Freq</text:p>
          </table:table-cell>
          <table:table-cell table:style-name="ce1" office:value-type="string">
            <text:p>L2 Freq</text:p>
          </table:table-cell>
        </table:table-row>
        <table:table-row table:style-name="ro1">
          <table:table-cell office:value-type="string">
            <text:p>pilot</text:p>
          </table:table-cell>
          <table:table-cell office:value-type="string">
            <text:p>pilota</text:p>
          </table:table-cell>
          <table:table-cell table:number-columns-repeated="3" office:value-type="float" office:value="10">
            <text:p>10</text:p>
          </table:table-cell>
        </table:table-row>
        <table:table-row table:style-name="ro1">
          <table:table-cell office:value-type="string">
            <text:p>system</text:p>
          </table:table-cell>
          <table:table-cell office:value-type="string">
            <text:p>sistema</text:p>
          </table:table-cell>
          <table:table-cell table:number-columns-repeated="3" office:value-type="float" office:value="7">
            <text:p>7</text:p>
          </table:table-cell>
        </table:table-row>
        <table:table-row table:style-name="ro1">
          <table:table-cell office:value-type="string">
            <text:p>pilot plant</text:p>
          </table:table-cell>
          <table:table-cell office:value-type="string">
            <text:p>impianto pilota</text:p>
          </table:table-cell>
          <table:table-cell table:number-columns-repeated="3" office:value-type="float" office:value="7">
            <text:p>7</text:p>
          </table:table-cell>
        </table:table-row>
        <table:table-row table:style-name="ro1">
          <table:table-cell office:value-type="string">
            <text:p>water</text:p>
          </table:table-cell>
          <table:table-cell office:value-type="string">
            <text:p>acqua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biomass</text:p>
          </table:table-cell>
          <table:table-cell office:value-type="string">
            <text:p>biomassa</text:p>
          </table:table-cell>
          <table:table-cell table:number-columns-repeated="3" office:value-type="float" office:value="5">
            <text:p>5</text:p>
          </table:table-cell>
        </table:table-row>
        <table:table-row table:style-name="ro1">
          <table:table-cell office:value-type="string">
            <text:p>production</text:p>
          </table:table-cell>
          <table:table-cell office:value-type="string">
            <text:p>produzione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natural gas</text:p>
          </table:table-cell>
          <table:table-cell office:value-type="string">
            <text:p>gas naturale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energy transition</text:p>
          </table:table-cell>
          <table:table-cell office:value-type="string">
            <text:p>transizione energetica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economy</text:p>
          </table:table-cell>
          <table:table-cell office:value-type="string">
            <text:p>economia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circular economy</text:p>
          </table:table-cell>
          <table:table-cell office:value-type="string">
            <text:p>economia circolare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electricity</text:p>
          </table:table-cell>
          <table:table-cell office:value-type="string">
            <text:p>elettricità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commitment</text:p>
          </table:table-cell>
          <table:table-cell office:value-type="string">
            <text:p>impegno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wave motion</text:p>
          </table:table-cell>
          <table:table-cell office:value-type="string">
            <text:p>moto ondoso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scale</text:p>
          </table:table-cell>
          <table:table-cell office:value-type="string">
            <text:p>scala industriale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reduction</text:p>
          </table:table-cell>
          <table:table-cell office:value-type="string">
            <text:p>riduzione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oil</text:p>
          </table:table-cell>
          <table:table-cell office:value-type="string">
            <text:p>olio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methanol</text:p>
          </table:table-cell>
          <table:table-cell office:value-type="string">
            <text:p>metanolo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methane</text:p>
          </table:table-cell>
          <table:table-cell office:value-type="string">
            <text:p>metano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meal</text:p>
          </table:table-cell>
          <table:table-cell office:value-type="string">
            <text:p>farina algale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magnetic fusion</text:p>
          </table:table-cell>
          <table:table-cell office:value-type="string">
            <text:p>fusione magnetica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low-carbon future</text:p>
          </table:table-cell>
          <table:table-cell office:value-type="string">
            <text:p>futuro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industrial scale</text:p>
          </table:table-cell>
          <table:table-cell office:value-type="string">
            <text:p>scala industriale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generation</text:p>
          </table:table-cell>
          <table:table-cell office:value-type="string">
            <text:p>generazione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agriculture</text:p>
          </table:table-cell>
          <table:table-cell office:value-type="string">
            <text:p>agricoltura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turbine</text:p>
          </table:table-cell>
          <table:table-cell office:value-type="string">
            <text:p>turbina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" office:value-type="string">
            <text:p>venture capital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unlight</text:p>
          </table:table-cell>
          <table:table-cell office:value-type="string">
            <text:p>energia solar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hybrid system</text:p>
          </table:table-cell>
          <table:table-cell office:value-type="string">
            <text:p>sistema ibrido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tudy</text:p>
          </table:table-cell>
          <table:table-cell office:value-type="string">
            <text:p>studio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turbine</text:p>
          </table:table-cell>
          <table:table-cell office:value-type="string">
            <text:p>turbina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transport</text:p>
          </table:table-cell>
          <table:table-cell office:value-type="string">
            <text:p>trasporto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thermal liquefaction</text:p>
          </table:table-cell>
          <table:table-cell office:value-type="string">
            <text:p>termoliquefazion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cientific research</text:p>
          </table:table-cell>
          <table:table-cell office:value-type="string">
            <text:p>ricerca scientifica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ustainability</text:p>
          </table:table-cell>
          <table:table-cell office:value-type="string">
            <text:p>sostenibilità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ulphide</text:p>
          </table:table-cell>
          <table:table-cell office:value-type="string">
            <text:p>idrogeno solforato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tudy</text:p>
          </table:table-cell>
          <table:table-cell office:value-type="string">
            <text:p>studio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trategy</text:p>
          </table:table-cell>
          <table:table-cell office:value-type="string">
            <text:p>strategia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trategic interest</text:p>
          </table:table-cell>
          <table:table-cell office:value-type="string">
            <text:p>interesse strategico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torage system</text:p>
          </table:table-cell>
          <table:table-cell office:value-type="string">
            <text:p>sistema di stoccaggio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torage</text:p>
          </table:table-cell>
          <table:table-cell office:value-type="string">
            <text:p>stoccaggio 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team</text:p>
          </table:table-cell>
          <table:table-cell office:value-type="string">
            <text:p>vapor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olid waste</text:p>
          </table:table-cell>
          <table:table-cell office:value-type="string">
            <text:p>rifiuti solidi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olar power</text:p>
          </table:table-cell>
          <table:table-cell office:value-type="string">
            <text:p>energia solar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olar plant</text:p>
          </table:table-cell>
          <table:table-cell office:value-type="string">
            <text:p>impianto solar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ocial impact</text:p>
          </table:table-cell>
          <table:table-cell office:value-type="string">
            <text:p>impatto social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econd generation</text:p>
          </table:table-cell>
          <table:table-cell office:value-type="string">
            <text:p>seconda generazion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ea</text:p>
          </table:table-cell>
          <table:table-cell office:value-type="string">
            <text:p>mar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ustainable economic development</text:p>
          </table:table-cell>
          <table:table-cell office:value-type="string">
            <text:p>sviluppo economico sostenibil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reuse</text:p>
          </table:table-cell>
          <table:table-cell office:value-type="string">
            <text:p>riutilizzo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project</text:p>
          </table:table-cell>
          <table:table-cell office:value-type="string">
            <text:p>progetto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productivity</text:p>
          </table:table-cell>
          <table:table-cell office:value-type="string">
            <text:p>produttività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process water</text:p>
          </table:table-cell>
          <table:table-cell office:value-type="string">
            <text:p>acqua di processo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power peak</text:p>
          </table:table-cell>
          <table:table-cell office:value-type="string">
            <text:p>picco energetico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potential</text:p>
          </table:table-cell>
          <table:table-cell office:value-type="string">
            <text:p>potenzial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platform</text:p>
          </table:table-cell>
          <table:table-cell office:value-type="string">
            <text:p>piattaforma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plant biomass</text:p>
          </table:table-cell>
          <table:table-cell office:value-type="string">
            <text:p>biomassa vegetale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sustainability</text:p>
          </table:table-cell>
          <table:table-cell office:value-type="string">
            <text:p>sostenibilità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phase</text:p>
          </table:table-cell>
          <table:table-cell office:value-type="string">
            <text:p>fase</text:p>
          </table:table-cell>
          <table:table-cell table:number-columns-repeated="3" office:value-type="float" office:value="1">
            <text:p>1</text:p>
          </table:table-cell>
        </table:table-row>
        <table:named-expressions/>
      </table:table>
      <table:named-expressions>
        <table:named-range table:name="HTML_all" table:base-cell-address="$Foglio1.$A$1" table:cell-range-address=".$A$1:.$E$59"/>
        <table:named-range table:name="HTML_tables" table:base-cell-address="$Foglio1.$A$1" table:cell-range-address=".$A$1:.$A$1"/>
        <table:named-range table:name="HTML_1" table:base-cell-address="$Foglio1.$A$1" table:cell-range-address=".$A$1:.$E$5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9">09/12/2020</text:date>, <text:time>11.09.4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iterms</dc:title>
    <dc:date>2020-12-09T11:09:48.49</dc:date>
    <dc:creator>Luciana Verdicchio</dc:creator>
    <meta:document-statistic meta:table-count="1" meta:cell-count="295" meta:object-count="0"/>
    <meta:generator>OpenOffice/4.1.7$Win32 OpenOffice.org_project/417m1$Build-9800</meta:generator>
  </office:meta>
</office:document-meta>
</file>